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bf43" officeooo:paragraph-rsid="0016bf43"/>
    </style:style>
    <style:style style:name="P2" style:family="paragraph" style:parent-style-name="Standard">
      <style:text-properties fo:font-style="italic" fo:font-weight="bold" officeooo:rsid="001718c1" officeooo:paragraph-rsid="001718c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16bf43" officeooo:paragraph-rsid="0016bf43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text-line-through-style="none" style:text-line-through-type="none" fo:font-style="normal" style:text-underline-style="none" fo:font-weight="normal" officeooo:rsid="001718c1" officeooo:paragraph-rsid="001718c1" style:font-style-asian="normal" style:font-weight-asian="normal" style:font-style-complex="normal" style:font-weight-complex="normal"/>
    </style:style>
    <style:style style:name="T1" style:family="text">
      <style:text-properties officeooo:rsid="001718c1"/>
    </style:style>
    <style:style style:name="T2" style:family="text">
      <style:text-properties fo:font-style="italic" fo:font-weight="bold" officeooo:rsid="001718c1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 things:</text:p>
      <text:p text:style-name="P1">catkin_make -DPYTHON_EXECUTABLE=/usr/bin/python3.6 -DPYTHON_INCLUDE_DIR=/usr/include/python3.6m -DPYTHON_LIBRARY=/usr/lib/x86_64-linux-gnu/libpython3.6m.so</text:p>
      <text:p text:style-name="P1"/>
      <text:p text:style-name="P3">Every terminal:</text:p>
      <text:p text:style-name="P1"/>
      <text:p text:style-name="P1">export ROS_HOSTNAME=192.168.1.15 export ROS_IP=192.168.1.15 export ROS_MASTER_URI=<text:a xlink:type="simple" xlink:href="http://192.168.1.12:11311/" text:style-name="Internet_20_link" text:visited-style-name="Visited_20_Internet_20_Link">http://192.168.1.12:11311</text:a></text:p>
      <text:p text:style-name="P1"/>
      <text:p text:style-name="P1">source catkin_ws/devel/setup.bash <text:s text:c="3"/><text:span text:style-name="T2">&gt;&gt;&gt;twice in a row!</text:span></text:p>
      <text:p text:style-name="P1"/>
      <text:p text:style-name="P3">Launch tf transform, ros publisher, <text:span text:style-name="T1">postgreSQL database</text:span>:</text:p>
      <text:p text:style-name="P1">roslaunch object_localisation object_localisation.launch </text:p>
      <text:p text:style-name="P1"/>
      <text:p text:style-name="P3">In mask_rcnn_env conda, <text:span text:style-name="T1">run recognition script</text:span>:</text:p>
      <text:p text:style-name="P1">python3.6 run_object_localisation.py</text:p>
      <text:p text:style-name="P1"/>
      <text:p text:style-name="P1"/>
      <text:p text:style-name="P2">Errors:</text:p>
      <text:p text:style-name="P4">roslaunch giving tf error “ImportError: dynamic module does not define module export function (PyInit__tf2)” =&gt; source devel/setup.bash twice in a row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1:17:07.336029205</meta:creation-date>
    <dc:date>2022-05-31T12:02:39.101315131</dc:date>
    <meta:editing-duration>PT11H27M4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60" meta:character-count="698" meta:non-whitespace-character-count="644"/>
  </office:meta>
</office:document-meta>
</file>